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87ca" officeooo:paragraph-rsid="000787ca"/>
    </style:style>
    <style:style style:name="P2" style:family="paragraph" style:parent-style-name="Standard">
      <style:text-properties officeooo:rsid="000787ca" officeooo:paragraph-rsid="0008078b"/>
    </style:style>
    <style:style style:name="P3" style:family="paragraph" style:parent-style-name="Standard">
      <style:text-properties officeooo:rsid="0008078b" officeooo:paragraph-rsid="000807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aced Linux</text:p>
      <text:p text:style-name="P1"/>
      <text:p text:style-name="P1">Spaced Peppermint Agile Compiz Emulation Devuan</text:p>
      <text:p text:style-name="P1"/>
      <text:p text:style-name="P1">Our goal is to provide an extremely user friendly and comprehensively useful lightweight version of Devuan. <text:s/>Built on the rolling release version of Devuan (Daedalus), and utilizing some of the very useful Peppermint Devuan flavor integrations. <text:s/>We also intend to fork some Linux Mint code upstream.</text:p>
      <text:p text:style-name="P1"/>
      <text:p text:style-name="P1">The Distribution will focus heavily on flatpak integration to keep it’s most popular apps very up to date.</text:p>
      <text:p text:style-name="P1"/>
      <text:p text:style-name="P1">The Desktop will be based on Mate, and Compiz, to be both very lightweight, and yet incredibly useful and gorgeous.</text:p>
      <text:p text:style-name="P1"/>
      <text:p text:style-name="P1">We will be automatically including the most popular apps currently used in the Linux space: </text:p>
      <text:p text:style-name="P1"/>
      <text:p text:style-name="P2">Firefox</text:p>
      <text:p text:style-name="P2">Chromium</text:p>
      <text:p text:style-name="P1">Gimp</text:p>
      <text:p text:style-name="P1">OBS</text:p>
      <text:p text:style-name="P1">Libre Office</text:p>
      <text:p text:style-name="P1">Audacity</text:p>
      <text:p text:style-name="P3">Inkscape</text:p>
      <text:p text:style-name="P3">MuseScore</text:p>
      <text:p text:style-name="P1">KDEnlive</text:p>
      <text:p text:style-name="P3">Cura</text:p>
      <text:p text:style-name="P3">qbittorrent</text:p>
      <text:p text:style-name="P3"/>
      <text:p text:style-name="P3">Additionally the Distribution will be focused on supporting various emulation.</text:p>
      <text:p text:style-name="P3"/>
      <text:p text:style-name="P3">Integrated Wine for seamless Windows App usage</text:p>
      <text:p text:style-name="P3">Integrated Android App usage</text:p>
      <text:p text:style-name="P3">Game Console Emulation</text:p>
      <text:p text:style-name="P3"/>
      <text:p text:style-name="P3">The Distribution will also have several built in themes that emulate end user’s favorite desktops:</text:p>
      <text:p text:style-name="P3"/>
      <text:p text:style-name="P3">Windows XP</text:p>
      <text:p text:style-name="P3">Windows 11</text:p>
      <text:p text:style-name="P3">Mac OS</text:p>
      <text:p text:style-name="P3">Traditional Mate</text:p>
      <text:p text:style-name="P3">Ubuntu</text:p>
      <text:p text:style-name="P3">ZorinOS</text:p>
      <text:p text:style-name="P3"/>
      <text:p text:style-name="P3">But of course all of these desktops on a fully rotating Compiz 4 Desktop Cube.</text:p>
      <text:p text:style-name="P3"/>
      <text:p text:style-name="P3"/>
      <text:p text:style-name="P3"/>
      <text:p text:style-name="P1"/>
      <text:p text:style-name="P1"/>
      <text:p text:style-name="P1"><text:soft-page-break/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0T12:48:05.421723297</meta:creation-date>
    <dc:date>2024-08-20T13:04:53.458900323</dc:date>
    <meta:editing-duration>PT6M25S</meta:editing-duration>
    <meta:editing-cycles>1</meta:editing-cycles>
    <meta:document-statistic meta:table-count="0" meta:image-count="0" meta:object-count="0" meta:page-count="2" meta:paragraph-count="29" meta:word-count="183" meta:character-count="1158" meta:non-whitespace-character-count="1001"/>
    <meta:generator>LibreOffice/24.2.5.2$Linux_X86_64 LibreOffice_project/bffef4ea93e59bebbeaf7f431bb02b1a39ee8a59</meta:generator>
  </office:meta>
</office:document-meta>
</file>